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alidators</text:p>
          </table:table-cell>
          <table:table-cell office:value-type="string" calcext:value-type="string">
            <text:p>where we have used the translation operator ``T`` to allow for internationalization</text:p>
          </table:table-cell>
          <table:table-cell office:value-type="string" calcext:value-type="string">
            <text:p>but T() isn't used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.00.0000</text:date>, <text:time style:data-style-name="N2" text:time-value="11:58:58.521535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8M1S</meta:editing-duration>
    <meta:editing-cycles>18</meta:editing-cycles>
    <meta:generator>LibreOffice/4.3.3.2$Linux_X86_64 LibreOffice_project/430m0$Build-2</meta:generator>
    <dc:date>2015-08-05T12:36:55.204396191</dc:date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